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84d1" draw:fill="gradient" draw:fill-color="#0066cc" draw:fill-gradient-name="Tango_20_Blue" draw:opacity="50%" draw:opacity-name="" draw:textarea-horizontal-align="justify" draw:textarea-vertical-align="middle" draw:auto-grow-height="false" draw:shadow="visible" draw:shadow-offset-x="0cm" draw:shadow-offset-y="0cm" draw:shadow-color="#3399ff" draw:shadow-opacity="50%"/>
    </style:style>
    <style:style style:name="gr2" style:family="graphic" style:parent-style-name="standard">
      <style:graphic-properties svg:stroke-color="#996600" draw:fill="gradient" draw:fill-color="#0066cc" draw:fill-gradient-name="Tango_20_Blue" draw:opacity="50%" draw:opacity-name="" draw:textarea-horizontal-align="justify" draw:textarea-vertical-align="middle" draw:auto-grow-height="false" draw:shadow="visible" draw:shadow-offset-x="0cm" draw:shadow-offset-y="0cm" draw:shadow-color="#3399ff" draw:shadow-opacity="50%"/>
    </style:style>
    <style:style style:name="gr3" style:family="graphic" style:parent-style-name="standard">
      <style:graphic-properties svg:stroke-color="#77216f" draw:fill="gradient" draw:fill-color="#0066cc" draw:fill-gradient-name="Tango_20_Blue" draw:opacity="50%" draw:opacity-name="" draw:textarea-horizontal-align="justify" draw:textarea-vertical-align="middle" draw:auto-grow-height="false" draw:shadow="visible" draw:shadow-offset-x="0cm" draw:shadow-offset-y="0cm" draw:shadow-color="#3399ff" draw:shadow-opacity="50%"/>
    </style:style>
    <style:style style:name="gr4" style:family="graphic" style:parent-style-name="standard">
      <style:graphic-properties svg:stroke-color="#314004" draw:fill="gradient" draw:fill-color="#0066cc" draw:fill-gradient-name="Tango_20_Blue" draw:opacity="50%" draw:opacity-name="" draw:textarea-horizontal-align="justify" draw:textarea-vertical-align="middle" draw:auto-grow-height="false" draw:shadow="visible" draw:shadow-offset-x="0cm" draw:shadow-offset-y="0cm" draw:shadow-color="#3399ff" draw:shadow-opacity="50%"/>
    </style:style>
    <style:style style:name="gr5" style:family="graphic" style:parent-style-name="standard">
      <style:graphic-properties svg:stroke-color="#999999" draw:fill="gradient" draw:fill-color="#9999ff" draw:fill-gradient-name="Tango_20_Blue" draw:opacity-name="" draw:textarea-horizontal-align="justify" draw:textarea-vertical-align="middle" draw:auto-grow-height="false" draw:shadow="visible" draw:shadow-offset-x="0cm" draw:shadow-offset-y="0cm" draw:shadow-color="#000000"/>
    </style:style>
    <style:style style:name="gr6" style:family="graphic" style:parent-style-name="standard">
      <style:graphic-properties svg:stroke-color="#000000" draw:fill="gradient" draw:fill-color="#9999ff" draw:fill-gradient-name="Tango_20_Blue" draw:opacity-name="" draw:textarea-horizontal-align="justify" draw:textarea-vertical-align="middle" draw:auto-grow-height="false" draw:shadow="hidden" draw:shadow-offset-x="0cm" draw:shadow-offset-y="0cm" draw:shadow-color="#000000"/>
    </style:style>
    <style:style style:name="gr7" style:family="graphic" style:parent-style-name="standard">
      <style:graphic-properties svg:stroke-color="#000000" draw:fill="gradient" draw:fill-color="#9999ff" draw:fill-gradient-name="Tango_20_Blue" draw:opacity-name="" draw:textarea-horizontal-align="justify" draw:textarea-vertical-align="middle" draw:auto-grow-height="false" draw:shadow="hidden" draw:shadow-offset-x="0cm" draw:shadow-offset-y="0cm" draw:shadow-color="#00000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cccccc" fo:font-weight="bold" style:font-weight-asian="bold" style:font-weight-complex="bold"/>
    </style:style>
    <style:style style:name="P3" style:family="paragraph">
      <style:paragraph-properties fo:text-align="center"/>
      <style:text-properties fo:color="#dddddd" fo:font-weight="bold" style:font-weight-asian="bold" style:font-weight-complex="bold"/>
    </style:style>
    <style:style style:name="T1" style:family="text">
      <style:text-properties fo:color="#cccccc" fo:font-weight="bold" style:font-weight-asian="bold" style:font-weight-complex="bold"/>
    </style:style>
    <style:style style:name="T2" style:family="text">
      <style:text-properties fo:color="#dddddd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path draw:style-name="gr1" draw:text-style-name="P2" draw:layer="layout" svg:width="5.999cm" svg:height="3.7cm" svg:x="-0.4cm" svg:y="6.901cm" svg:viewBox="0 0 6000 3701" svg:d="M0 0c1500 0 2999 0 4499 0 500 617 1001 1233 1501 1850-500 617-1001 1234-1501 1851-1500 0-2999 0-4499 0 500-617 600-1084 1100-1701-500-617-600-1383-1100-2000zM0 0zM6000 3701z">
          <text:p text:style-name="P1"><text:span text:style-name="T1">Phonation</text:span></text:p>
        </draw:path>
        <draw:path draw:style-name="gr2" draw:text-style-name="P2" draw:layer="layout" svg:width="5.999cm" svg:height="3.7cm" svg:x="4.9cm" svg:y="6.9cm" svg:viewBox="0 0 6000 3701" svg:d="M0 0c1500 0 2999 0 4499 0 500 617 1001 1233 1501 1850-500 617-1001 1234-1501 1851-1500 0-2999 0-4499 0 500-617 600-1084 1100-1701-500-617-600-1383-1100-2000zM0 0zM6000 3701z">
          <text:p text:style-name="P1"><text:span text:style-name="T1">Articulation</text:span></text:p>
        </draw:path>
        <draw:path draw:style-name="gr3" draw:text-style-name="P2" draw:layer="layout" svg:width="5.999cm" svg:height="3.7cm" svg:x="10.3cm" svg:y="6.9cm" svg:viewBox="0 0 6000 3701" svg:d="M0 0c1500 0 2999 0 4499 0 500 617 1001 1233 1501 1850-500 617-1001 1234-1501 1851-1500 0-2999 0-4499 0 500-617 600-1084 1100-1701-500-617-600-1383-1100-2000zM0 0zM6000 3701z">
          <text:p text:style-name="P1"><text:span text:style-name="T1">Prosody</text:span></text:p>
        </draw:path>
        <draw:path draw:style-name="gr4" draw:text-style-name="P2" draw:layer="layout" svg:width="5.999cm" svg:height="3.7cm" svg:x="15.7cm" svg:y="6.901cm" svg:viewBox="0 0 6000 3701" svg:d="M0 0c1500 0 2999 0 4499 0 500 617 1001 1233 1501 1850-500 617-1001 1234-1501 1851-1500 0-2999 0-4499 0 500-617 600-1084 1100-1701-500-617-600-1383-1100-2000zM0 0zM6000 3701z">
          <text:p text:style-name="P1"><text:span text:style-name="T1">Intelligibility</text:span></text:p>
        </draw:path>
        <draw:custom-shape draw:style-name="gr5" draw:text-style-name="P1" draw:layer="layout" svg:width="2.3cm" svg:height="2.2cm" svg:x="3.7cm" svg:y="15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cm" svg:height="1.7cm" svg:x="4cm" svg:y="15.95cm">
          <text:p text:style-name="P1"><text:span text:style-name="T2">R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3cm" svg:height="2.2cm" svg:x="7.1cm" svg:y="15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cm" svg:height="1.6cm" svg:x="7.4cm" svg:y="16cm">
          <text:p text:style-name="P1"><text:span text:style-name="T2">ST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.3cm" svg:height="2.2cm" svg:x="10.4cm" svg:y="15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3cm" svg:height="1.6cm" svg:x="11cm" svg:y="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3cm" svg:height="1.6cm" svg:x="11.8cm" svg:y="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cm" svg:height="2.2cm" svg:x="14cm" svg:y="15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694cm" svg:height="1.3cm" draw:transform="skewX (-0.000698131700797731) rotate (-1.56416407563732) translate (15.789cm 15.89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4" draw:text-style-name="P2" draw:layer="layout" svg:width="5.999cm" svg:height="3.7cm" svg:x="6.5cm" svg:y="11.499cm" svg:viewBox="0 0 6000 3701" svg:d="M0 0c1500 0 2999 0 4499 0 500 617 1001 1233 1501 1850-500 617-1001 1234-1501 1851-1500 0-2999 0-4499 0 500-617 600-1084 1100-1701-500-617-600-1383-1100-2000zM0 0zM6000 3701z">
          <text:p text:style-name="P1"><text:span text:style-name="T1">DDK</text:span></text:p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66cc" draw:marker-start-width="0.2cm" draw:marker-start-center="false" draw:marker-end-width="0.2cm" draw:marker-end-center="false" draw:fill="solid" draw:fill-color="#0066cc" draw:opacity-name="Transparency_20_1" draw:fill-image-width="0cm" draw:fill-image-height="0cm" draw:textarea-horizontal-align="justify" fo:padding-top="0.125cm" fo:padding-bottom="0.125cm" fo:padding-left="0.25cm" fo:padding-right="0.25cm" draw:shadow="visible" draw:shadow-offset-x="0.2cm" draw:shadow-offset-y="0.2cm" draw:shadow-color="#3333ff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milo </meta:initial-creator>
    <meta:creation-date>2016-04-06T14:14:58.872677323</meta:creation-date>
    <dc:date>2017-04-04T10:38:05.222263431</dc:date>
    <dc:creator>pc-dell </dc:creator>
    <meta:editing-duration>P6DT2H46M48S</meta:editing-duration>
    <meta:editing-cycles>3</meta:editing-cycles>
    <meta:generator>LibreOffice/4.2.8.2$Linux_X86_64 LibreOffice_project/420m0$Build-2</meta:generator>
    <meta:document-statistic meta:object-count="14"/>
  </office:meta>
</office:document-meta>
</file>